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a663b" officeooo:paragraph-rsid="000a663b"/>
    </style:style>
    <style:style style:name="P2" style:family="paragraph" style:parent-style-name="Text_20_body">
      <style:text-properties officeooo:paragraph-rsid="000a663b"/>
    </style:style>
    <style:style style:name="P3" style:family="paragraph" style:parent-style-name="Table_20_Contents">
      <style:paragraph-properties fo:text-align="center" style:justify-single-word="false"/>
      <style:text-properties officeooo:rsid="000a663b" officeooo:paragraph-rsid="000a663b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b26cd" officeooo:paragraph-rsid="000b26cd"/>
    </style:style>
    <style:style style:name="P6" style:family="paragraph" style:parent-style-name="Table_20_Contents">
      <style:paragraph-properties fo:text-align="center" style:justify-single-word="false"/>
      <style:text-properties officeooo:rsid="000bd6f8" officeooo:paragraph-rsid="000bd6f8"/>
    </style:style>
    <style:style style:name="P7" style:family="paragraph" style:parent-style-name="Table_20_Contents">
      <style:paragraph-properties fo:text-align="center" style:justify-single-word="false"/>
      <style:text-properties officeooo:rsid="000c3b86" officeooo:paragraph-rsid="000c3b86"/>
    </style:style>
    <style:style style:name="P8" style:family="paragraph" style:parent-style-name="Table_20_Contents">
      <style:paragraph-properties fo:text-align="center" style:justify-single-word="false"/>
      <style:text-properties officeooo:rsid="000a663b" officeooo:paragraph-rsid="000a663b" fo:background-color="#ffff00"/>
    </style:style>
    <style:style style:name="P9" style:family="paragraph" style:parent-style-name="Table_20_Contents">
      <style:paragraph-properties fo:text-align="center" style:justify-single-word="false"/>
      <style:text-properties officeooo:rsid="000c3b86" officeooo:paragraph-rsid="000c3b86" fo:background-color="#ffff00"/>
    </style:style>
    <style:style style:name="T1" style:family="text">
      <style:text-properties officeooo:rsid="000a6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 = <text:s/>!((StdbyDC_DC == 0) &amp;&amp; (vmstat == 1)) &amp;&amp; !((MainDC_DC == 0) &amp;&amp; (vsstat == 1));</text:p>
      <text:p text:style-name="P1">G = (((StdbyDC_DC == 1) &amp;&amp; (vsstat == 0)) || ((MainDC_DC == 1) &amp;&amp; (vmstat == 0)));</text:p>
      <text:p text:style-name="P1">Let</text:p>
      <text:p text:style-name="P2"><text:span text:style-name="T1">StdbyDC_DC = a, <text:s/>vmstat= b, MainDC_DC = c, <text:s text:c="2"/>vsstat = d.</text:span></text:p>
      <text:p text:style-name="Text_20_body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4"><text:span text:style-name="T1">b</text:span></text:p>
          </table:table-cell>
          <table:table-cell table:style-name="Table1.A1" office:value-type="string">
            <text:p text:style-name="P4"><text:span text:style-name="T1">c</text:span></text:p>
          </table:table-cell>
          <table:table-cell table:style-name="Table1.A1" office:value-type="string">
            <text:p text:style-name="P4"><text:span text:style-name="T1">d</text:span></text:p>
          </table:table-cell>
          <table:table-cell table:style-name="Table1.A1" office:value-type="string">
            <text:p text:style-name="P4"><text:span text:style-name="T1">F</text:span></text:p>
          </table:table-cell>
          <table:table-cell table:style-name="Table1.F1" office:value-type="string">
            <text:p text:style-name="P4"><text:span text:style-name="T1">G</text:span>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8">1</text:p>
          </table:table-cell>
          <table:table-cell table:style-name="Table1.F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F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5">1</text:p>
          </table:table-cell>
          <table:table-cell table:style-name="Table1.F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1</text:p>
          </table:table-cell>
          <table:table-cell table:style-name="Table1.F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5">0</text:p>
          </table:table-cell>
          <table:table-cell table:style-name="Table1.F2" office:value-type="string">
            <text:p text:style-name="P5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6">0</text:p>
          </table:table-cell>
          <table:table-cell table:style-name="Table1.F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6">0</text:p>
          </table:table-cell>
          <table:table-cell table:style-name="Table1.F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6">0</text:p>
          </table:table-cell>
          <table:table-cell table:style-name="Table1.F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6">1</text:p>
          </table:table-cell>
          <table:table-cell table:style-name="Table1.F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7">0</text:p>
          </table:table-cell>
          <table:table-cell table:style-name="Table1.F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9">1</text:p>
          </table:table-cell>
          <table:table-cell table:style-name="Table1.F2" office:value-type="string">
            <text:p text:style-name="P9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6:27:32.692722615</meta:creation-date>
    <dc:date>2016-02-17T17:28:46.179893876</dc:date>
    <meta:editing-duration>PT39M52S</meta:editing-duration>
    <meta:editing-cycles>4</meta:editing-cycles>
    <meta:generator>LibreOffice/4.2.7.2$Linux_X86_64 LibreOffice_project/420m0$Build-2</meta:generator>
    <meta:document-statistic meta:table-count="1" meta:image-count="0" meta:object-count="0" meta:page-count="1" meta:paragraph-count="106" meta:word-count="148" meta:character-count="326" meta:non-whitespace-character-count="280"/>
  </office:meta>
</office:document-meta>
</file>